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84.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>
      <style:table-row-properties style:row-height="12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2"/>
        <table:table-column table:default-cell-style-name="ACE-1" table:style-name="ACOL-7"/>
        <table:table-column table:default-cell-style-name="ACE-1" table:style-name="ACOL-2"/>
        <table:table-column table:default-cell-style-name="ACE-1" table:style-name="ACOL-8"/>
        <table:table-column table:default-cell-style-name="ACE-1" table:style-name="ACOL-2" table:number-columns-repeated="5"/>
        <table:table-column table:default-cell-style-name="ACE-1" table:style-name="ACOL-9"/>
        <table:table-column table:default-cell-style-name="ACE-1" table:style-name="ACOL-2"/>
        <table:table-column table:default-cell-style-name="ACE-1" table:style-name="ACOL-10"/>
        <table:table-column table:default-cell-style-name="ACE-1" table:style-name="ACOL-2" table:number-columns-repeated="2"/>
        <table:table-column table:default-cell-style-name="ACE-1" table:style-name="ACOL-0" table:number-columns-repeated="224"/>
        <table:table-column table:style-name="ACOL-0" table:number-columns-repeated="12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style-name="ACE-1" office:value-type="string">
            <text:p>notes</text:p>
          </table:table-cell>
          <table:table-cell table:style-name="ACE-1" office:value-type="string">
            <text:p>original interpretation</text:p>
          </table:table-cell>
          <table:table-cell table:style-name="ACE-1" office:value-type="string">
            <text:p>elevation</text:p>
          </table:table-cell>
          <table:table-cell table:style-name="ACE-1" office:value-type="string">
            <text:p>tidal range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2567_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108.65000000000001">
            <text:p>108.65</text:p>
          </table:table-cell>
          <table:table-cell table:style-name="ACE-1" office:value-type="float" office:value="12650">
            <text:p>1265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macro-fibr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2]" office:value-type="float" office:value="-93.060000000000002">
            <text:p>−93.06</text:p>
          </table:table-cell>
          <table:table-cell table:style-name="ACE-1" table:formula="of:=[.T2]" office:value-type="float" office:value="2">
            <text:p>2</text:p>
          </table:table-cell>
          <table:table-cell table:style-name="ACE-1" table:formula="of:=[.T2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91-2.0600000000000001" office:value-type="float" office:value="-93.060000000000002">
            <text:p>−93.06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2568_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108.65000000000001">
            <text:p>108.65</text:p>
          </table:table-cell>
          <table:table-cell table:style-name="ACE-1" office:value-type="float" office:value="12450">
            <text:p>1245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acro-fibr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3]" office:value-type="float" office:value="-93.230000000000004">
            <text:p>−93.23</text:p>
          </table:table-cell>
          <table:table-cell table:style-name="ACE-1" table:formula="of:=[.T3]" office:value-type="float" office:value="2">
            <text:p>2</text:p>
          </table:table-cell>
          <table:table-cell table:style-name="ACE-1" table:formula="of:=[.T3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91-2.23" office:value-type="float" office:value="-93.230000000000004">
            <text:p>−93.23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2569_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108.65000000000001">
            <text:p>108.65</text:p>
          </table:table-cell>
          <table:table-cell table:style-name="ACE-1" office:value-type="float" office:value="12560">
            <text:p>1256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acro-fibr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4]" office:value-type="float" office:value="-95.150000000000006">
            <text:p>−95.15</text:p>
          </table:table-cell>
          <table:table-cell table:style-name="ACE-1" table:formula="of:=[.T4]" office:value-type="float" office:value="2">
            <text:p>2</text:p>
          </table:table-cell>
          <table:table-cell table:style-name="ACE-1" table:formula="of:=[.T4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91-4.1500000000000004" office:value-type="float" office:value="-95.150000000000006">
            <text:p>−95.15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2570_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108.65000000000001">
            <text:p>108.65</text:p>
          </table:table-cell>
          <table:table-cell table:style-name="ACE-1" office:value-type="float" office:value="12470">
            <text:p>1247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piece of 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5]" office:value-type="float" office:value="-95.310000000000002">
            <text:p>−95.31</text:p>
          </table:table-cell>
          <table:table-cell table:style-name="ACE-1" table:formula="of:=[.T5]" office:value-type="float" office:value="2">
            <text:p>2</text:p>
          </table:table-cell>
          <table:table-cell table:style-name="ACE-1" table:formula="of:=[.T5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91-4.3099999999999996" office:value-type="float" office:value="-95.310000000000002">
            <text:p>−95.31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111_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108.65000000000001">
            <text:p>108.65</text:p>
          </table:table-cell>
          <table:table-cell table:style-name="ACE-1" office:value-type="float" office:value="12580">
            <text:p>1258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piece of 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6]" office:value-type="float" office:value="-95.040000000000006">
            <text:p>−95.04</text:p>
          </table:table-cell>
          <table:table-cell table:style-name="ACE-1" table:formula="of:=[.T6]" office:value-type="float" office:value="2">
            <text:p>2</text:p>
          </table:table-cell>
          <table:table-cell table:style-name="ACE-1" table:formula="of:=[.T6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91-4.04" office:value-type="float" office:value="-95.040000000000006">
            <text:p>−95.04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112_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108.65000000000001">
            <text:p>108.65</text:p>
          </table:table-cell>
          <table:table-cell table:style-name="ACE-1" office:value-type="float" office:value="12440">
            <text:p>1244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root-fibres, in situ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7]" office:value-type="float" office:value="-95.280000000000001">
            <text:p>−95.28</text:p>
          </table:table-cell>
          <table:table-cell table:style-name="ACE-1" table:formula="of:=[.T7]" office:value-type="float" office:value="2">
            <text:p>2</text:p>
          </table:table-cell>
          <table:table-cell table:style-name="ACE-1" table:formula="of:=[.T7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91-4.2800000000000002" office:value-type="float" office:value="-95.280000000000001">
            <text:p>−95.28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113_1</text:p>
          </table:table-cell>
          <table:table-cell table:style-name="ACE-0" office:value-type="float" office:value="4.1600000000000001">
            <text:p>4.16</text:p>
          </table:table-cell>
          <table:table-cell table:style-name="ACE-0" office:value-type="float" office:value="108.58">
            <text:p>108.58</text:p>
          </table:table-cell>
          <table:table-cell table:style-name="ACE-1" office:value-type="float" office:value="12100">
            <text:p>1210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root-fibres, in situ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8]" office:value-type="float" office:value="-87.150000000000006">
            <text:p>−87.15</text:p>
          </table:table-cell>
          <table:table-cell table:style-name="ACE-1" table:formula="of:=[.T8]" office:value-type="float" office:value="2">
            <text:p>2</text:p>
          </table:table-cell>
          <table:table-cell table:style-name="ACE-1" table:formula="of:=[.T8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83-4.1500000000000004" office:value-type="float" office:value="-87.150000000000006">
            <text:p>−87.15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27_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108.65000000000001">
            <text:p>108.65</text:p>
          </table:table-cell>
          <table:table-cell table:style-name="ACE-1" office:value-type="float" office:value="12440">
            <text:p>1244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macro-fibr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9]" office:value-type="float" office:value="-91.609999999999999">
            <text:p>−91.61</text:p>
          </table:table-cell>
          <table:table-cell table:style-name="ACE-1" table:formula="of:=[.T9]" office:value-type="float" office:value="2">
            <text:p>2</text:p>
          </table:table-cell>
          <table:table-cell table:style-name="ACE-1" table:formula="of:=[.T9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91-0.60999999999999999" office:value-type="float" office:value="-91.609999999999999">
            <text:p>−91.61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30_1</text:p>
          </table:table-cell>
          <table:table-cell table:style-name="ACE-0" office:value-type="float" office:value="4.1600000000000001">
            <text:p>4.16</text:p>
          </table:table-cell>
          <table:table-cell table:style-name="ACE-0" office:value-type="float" office:value="108.58">
            <text:p>108.58</text:p>
          </table:table-cell>
          <table:table-cell table:style-name="ACE-1" office:value-type="float" office:value="12230">
            <text:p>1223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macro-fibr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10]" office:value-type="float" office:value="-87.900000000000006">
            <text:p>−87.9</text:p>
          </table:table-cell>
          <table:table-cell table:style-name="ACE-1" table:formula="of:=[.T10]" office:value-type="float" office:value="2">
            <text:p>2</text:p>
          </table:table-cell>
          <table:table-cell table:style-name="ACE-1" table:formula="of:=[.T10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83-4.9000000000000004" office:value-type="float" office:value="-87.900000000000006">
            <text:p>−87.9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3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1" office:value-type="float" office:value="15250">
            <text:p>1525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leach residu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11]" office:value-type="float" office:value="-110.70999999999999">
            <text:p>−110.71</text:p>
          </table:table-cell>
          <table:table-cell table:style-name="ACE-1" table:formula="of:=[.T11]" office:value-type="float" office:value="2">
            <text:p>2</text:p>
          </table:table-cell>
          <table:table-cell table:style-name="ACE-1" table:formula="of:=[.T11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shoreline</text:p>
          </table:table-cell>
          <table:table-cell table:style-name="ACE-1" table:formula="of:=-109-1.71" office:value-type="float" office:value="-110.70999999999999">
            <text:p>−110.71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33_1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1" office:value-type="float" office:value="15780">
            <text:p>157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leach residu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12]" office:value-type="float" office:value="-114.11">
            <text:p>−114.11</text:p>
          </table:table-cell>
          <table:table-cell table:style-name="ACE-1" table:formula="of:=[.T12]" office:value-type="float" office:value="2">
            <text:p>2</text:p>
          </table:table-cell>
          <table:table-cell table:style-name="ACE-1" table:formula="of:=[.T12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shoreline</text:p>
          </table:table-cell>
          <table:table-cell table:style-name="ACE-1" table:formula="of:=-109-5.1100000000000003" office:value-type="float" office:value="-114.11">
            <text:p>−114.11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33_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1" office:value-type="float" office:value="16140">
            <text:p>16140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piece of 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13]" office:value-type="float" office:value="-114.11">
            <text:p>−114.11</text:p>
          </table:table-cell>
          <table:table-cell table:style-name="ACE-1" table:formula="of:=[.T13]" office:value-type="float" office:value="2">
            <text:p>2</text:p>
          </table:table-cell>
          <table:table-cell table:style-name="ACE-1" table:formula="of:=[.T13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shoreline</text:p>
          </table:table-cell>
          <table:table-cell table:style-name="ACE-1" table:formula="of:=-109-5.1100000000000003" office:value-type="float" office:value="-114.11">
            <text:p>−114.11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35</text:p>
          </table:table-cell>
          <table:table-cell table:style-name="ACE-0" office:value-type="float" office:value="3.6299999999999999">
            <text:p>3.63</text:p>
          </table:table-cell>
          <table:table-cell table:style-name="ACE-0" office:value-type="float" office:value="108.53">
            <text:p>108.53</text:p>
          </table:table-cell>
          <table:table-cell table:style-name="ACE-1" office:value-type="float" office:value="13570">
            <text:p>1357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macro-fibr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14]" office:value-type="float" office:value="-105.16">
            <text:p>−105.16</text:p>
          </table:table-cell>
          <table:table-cell table:style-name="ACE-1" table:formula="of:=[.T14]" office:value-type="float" office:value="2">
            <text:p>2</text:p>
          </table:table-cell>
          <table:table-cell table:style-name="ACE-1" table:formula="of:=[.T14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tidal flat</text:p>
          </table:table-cell>
          <table:table-cell table:style-name="ACE-1" table:formula="of:=-100-5.1600000000000001" office:value-type="float" office:value="-105.16">
            <text:p>−105.16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36</text:p>
          </table:table-cell>
          <table:table-cell table:style-name="ACE-0" office:value-type="float" office:value="3.6299999999999999">
            <text:p>3.63</text:p>
          </table:table-cell>
          <table:table-cell table:style-name="ACE-0" office:value-type="float" office:value="108.53">
            <text:p>108.53</text:p>
          </table:table-cell>
          <table:table-cell table:style-name="ACE-1" office:value-type="float" office:value="15410">
            <text:p>1541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leach residu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table:formula="of:=[.S15]" office:value-type="float" office:value="-109.26000000000001">
            <text:p>−109.26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anebuthEtal2000</text:p>
          </table:table-cell>
          <table:table-cell table:style-name="ACE-1" office:value-type="string">
            <text:p>nominal uncertainty of 1 m added</text:p>
          </table:table-cell>
          <table:table-cell table:style-name="ACE-1" office:value-type="string">
            <text:p>delta plain</text:p>
          </table:table-cell>
          <table:table-cell table:style-name="ACE-1" table:formula="of:=-100-9.2599999999999998" office:value-type="float" office:value="-109.26000000000001">
            <text:p>−109.26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4178</text:p>
          </table:table-cell>
          <table:table-cell table:style-name="ACE-0" office:value-type="float" office:value="3.54">
            <text:p>3.54</text:p>
          </table:table-cell>
          <table:table-cell table:style-name="ACE-0" office:value-type="float" office:value="108.54000000000001">
            <text:p>108.54</text:p>
          </table:table-cell>
          <table:table-cell table:style-name="ACE-1" office:value-type="float" office:value="13260">
            <text:p>1326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piece of wood, conv. 14C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16]" office:value-type="float" office:value="-104.90000000000001">
            <text:p>−104.9</text:p>
          </table:table-cell>
          <table:table-cell table:style-name="ACE-1" table:formula="of:=[.T16]" office:value-type="float" office:value="2">
            <text:p>2</text:p>
          </table:table-cell>
          <table:table-cell table:style-name="ACE-1" table:formula="of:=[.T16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shoreline</text:p>
          </table:table-cell>
          <table:table-cell table:style-name="ACE-1" table:formula="of:=-100-4.9000000000000004" office:value-type="float" office:value="-104.90000000000001">
            <text:p>−104.9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604_1</text:p>
          </table:table-cell>
          <table:table-cell table:style-name="ACE-0" office:value-type="float" office:value="4.5300000000000002">
            <text:p>4.53</text:p>
          </table:table-cell>
          <table:table-cell table:style-name="ACE-0" office:value-type="float" office:value="108.83">
            <text:p>108.83</text:p>
          </table:table-cell>
          <table:table-cell table:style-name="ACE-1" office:value-type="float" office:value="12765">
            <text:p>1276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piece of 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table:formula="of:=[.S17]" office:value-type="float" office:value="-104.84999999999999">
            <text:p>−104.8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anebuthEtal2000</text:p>
          </table:table-cell>
          <table:table-cell table:style-name="ACE-1" office:value-type="string">
            <text:p>nominal uncertainty of 1 m added</text:p>
          </table:table-cell>
          <table:table-cell table:style-name="ACE-1" office:value-type="string">
            <text:p>bay-lagoon</text:p>
          </table:table-cell>
          <table:table-cell table:style-name="ACE-1" table:formula="of:=-102-2.8500000000000001" office:value-type="float" office:value="-104.84999999999999">
            <text:p>−104.85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605_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108.65000000000001">
            <text:p>108.65</text:p>
          </table:table-cell>
          <table:table-cell table:style-name="ACE-1" office:value-type="float" office:value="12370">
            <text:p>12370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piece of 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18]" office:value-type="float" office:value="-95.769999999999996">
            <text:p>−95.77</text:p>
          </table:table-cell>
          <table:table-cell table:style-name="ACE-1" table:formula="of:=[.T18]" office:value-type="float" office:value="2">
            <text:p>2</text:p>
          </table:table-cell>
          <table:table-cell table:style-name="ACE-1" table:formula="of:=[.T18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93-2.77" office:value-type="float" office:value="-95.769999999999996">
            <text:p>−95.77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606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108.65000000000001">
            <text:p>108.65</text:p>
          </table:table-cell>
          <table:table-cell table:style-name="ACE-1" office:value-type="float" office:value="12410">
            <text:p>1241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iece of 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19]" office:value-type="float" office:value="-95.769999999999996">
            <text:p>−95.77</text:p>
          </table:table-cell>
          <table:table-cell table:style-name="ACE-1" table:formula="of:=[.T19]" office:value-type="float" office:value="2">
            <text:p>2</text:p>
          </table:table-cell>
          <table:table-cell table:style-name="ACE-1" table:formula="of:=[.T19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93-2.77" office:value-type="float" office:value="-95.769999999999996">
            <text:p>−95.77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608_1</text:p>
          </table:table-cell>
          <table:table-cell table:style-name="ACE-0" office:value-type="float" office:value="3.2999999999999998">
            <text:p>3.30</text:p>
          </table:table-cell>
          <table:table-cell table:style-name="ACE-0" office:value-type="float" office:value="108.79000000000001">
            <text:p>108.79</text:p>
          </table:table-cell>
          <table:table-cell table:style-name="ACE-1" office:value-type="float" office:value="12360">
            <text:p>1236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macro-fibr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20]" office:value-type="float" office:value="-80.310000000000002">
            <text:p>−80.31</text:p>
          </table:table-cell>
          <table:table-cell table:style-name="ACE-1" table:formula="of:=[.T20]" office:value-type="float" office:value="2">
            <text:p>2</text:p>
          </table:table-cell>
          <table:table-cell table:style-name="ACE-1" table:formula="of:=[.T20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80-0.31" office:value-type="float" office:value="-80.310000000000002">
            <text:p>−80.31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609_3</text:p>
          </table:table-cell>
          <table:table-cell table:style-name="ACE-0" office:value-type="float" office:value="3.2999999999999998">
            <text:p>3.30</text:p>
          </table:table-cell>
          <table:table-cell table:style-name="ACE-0" office:value-type="float" office:value="108.79000000000001">
            <text:p>108.79</text:p>
          </table:table-cell>
          <table:table-cell table:style-name="ACE-1" office:value-type="float" office:value="12290">
            <text:p>1229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woody bran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21]" office:value-type="float" office:value="-80.340000000000003">
            <text:p>−80.34</text:p>
          </table:table-cell>
          <table:table-cell table:style-name="ACE-1" table:formula="of:=[.T21]" office:value-type="float" office:value="2">
            <text:p>2</text:p>
          </table:table-cell>
          <table:table-cell table:style-name="ACE-1" table:formula="of:=[.T21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80-0.34000000000000002" office:value-type="float" office:value="-80.340000000000003">
            <text:p>−80.34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610_1</text:p>
          </table:table-cell>
          <table:table-cell table:style-name="ACE-0" office:value-type="float" office:value="3.4700000000000002">
            <text:p>3.47</text:p>
          </table:table-cell>
          <table:table-cell table:style-name="ACE-0" office:value-type="float" office:value="108.69">
            <text:p>108.69</text:p>
          </table:table-cell>
          <table:table-cell table:style-name="ACE-1" office:value-type="float" office:value="12415">
            <text:p>1241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piece of root, in situ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22]" office:value-type="float" office:value="-84.780000000000001">
            <text:p>−84.78</text:p>
          </table:table-cell>
          <table:table-cell table:style-name="ACE-1" table:formula="of:=[.T22]" office:value-type="float" office:value="2">
            <text:p>2</text:p>
          </table:table-cell>
          <table:table-cell table:style-name="ACE-1" table:formula="of:=[.T22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83-1.78" office:value-type="float" office:value="-84.780000000000001">
            <text:p>−84.78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610_3</text:p>
          </table:table-cell>
          <table:table-cell table:style-name="ACE-0" office:value-type="float" office:value="3.4700000000000002">
            <text:p>3.47</text:p>
          </table:table-cell>
          <table:table-cell table:style-name="ACE-0" office:value-type="float" office:value="108.69">
            <text:p>108.69</text:p>
          </table:table-cell>
          <table:table-cell table:style-name="ACE-1" office:value-type="float" office:value="12440">
            <text:p>1244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acro-fibr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23]" office:value-type="float" office:value="-84.780000000000001">
            <text:p>−84.78</text:p>
          </table:table-cell>
          <table:table-cell table:style-name="ACE-1" table:formula="of:=[.T23]" office:value-type="float" office:value="2">
            <text:p>2</text:p>
          </table:table-cell>
          <table:table-cell table:style-name="ACE-1" table:formula="of:=[.T23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83-1.78" office:value-type="float" office:value="-84.780000000000001">
            <text:p>−84.78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620</text:p>
          </table:table-cell>
          <table:table-cell table:style-name="ACE-0" office:value-type="float" office:value="2.3100000000000001">
            <text:p>2.31</text:p>
          </table:table-cell>
          <table:table-cell table:style-name="ACE-0" office:value-type="float" office:value="107.63">
            <text:p>107.63</text:p>
          </table:table-cell>
          <table:table-cell table:style-name="ACE-1" office:value-type="float" office:value="11460">
            <text:p>11460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piece of 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24]" office:value-type="float" office:value="-70.680000000000007">
            <text:p>−70.68</text:p>
          </table:table-cell>
          <table:table-cell table:style-name="ACE-1" table:formula="of:=[.T24]" office:value-type="float" office:value="2">
            <text:p>2</text:p>
          </table:table-cell>
          <table:table-cell table:style-name="ACE-1" table:formula="of:=[.T24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shoreline</text:p>
          </table:table-cell>
          <table:table-cell table:style-name="ACE-1" table:formula="of:=-70-0.68000000000000005" office:value-type="float" office:value="-70.680000000000007">
            <text:p>−70.68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80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1" office:value-type="float" office:value="17680">
            <text:p>176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leach residu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25]" office:value-type="float" office:value="-116.59999999999999">
            <text:p>−116.6</text:p>
          </table:table-cell>
          <table:table-cell table:style-name="ACE-1" table:formula="of:=[.T25]" office:value-type="float" office:value="2">
            <text:p>2</text:p>
          </table:table-cell>
          <table:table-cell table:style-name="ACE-1" table:formula="of:=[.T25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tidal flat</text:p>
          </table:table-cell>
          <table:table-cell table:style-name="ACE-1" table:formula="of:=-116-0.59999999999999998" office:value-type="float" office:value="-116.59999999999999">
            <text:p>−116.6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81_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108.65000000000001">
            <text:p>108.65</text:p>
          </table:table-cell>
          <table:table-cell table:style-name="ACE-1" office:value-type="float" office:value="12510">
            <text:p>12510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piece of 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26]" office:value-type="float" office:value="-96.310000000000002">
            <text:p>−96.31</text:p>
          </table:table-cell>
          <table:table-cell table:style-name="ACE-1" table:formula="of:=[.T26]" office:value-type="float" office:value="2">
            <text:p>2</text:p>
          </table:table-cell>
          <table:table-cell table:style-name="ACE-1" table:formula="of:=[.T26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93-3.3100000000000001" office:value-type="float" office:value="-96.310000000000002">
            <text:p>−96.31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86_1</text:p>
          </table:table-cell>
          <table:table-cell table:style-name="ACE-0" office:value-type="float" office:value="4.1600000000000001">
            <text:p>4.16</text:p>
          </table:table-cell>
          <table:table-cell table:style-name="ACE-0" office:value-type="float" office:value="108.58">
            <text:p>108.58</text:p>
          </table:table-cell>
          <table:table-cell table:style-name="ACE-1" office:value-type="float" office:value="12335">
            <text:p>1233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piece of 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27]" office:value-type="float" office:value="-87.099999999999994">
            <text:p>−87.1</text:p>
          </table:table-cell>
          <table:table-cell table:style-name="ACE-1" table:formula="of:=[.T27]" office:value-type="float" office:value="2">
            <text:p>2</text:p>
          </table:table-cell>
          <table:table-cell table:style-name="ACE-1" table:formula="of:=[.T27]" office:value-type="float" office:value="2">
            <text:p>2</text:p>
          </table:table-cell>
          <table:table-cell table:style-name="ACE-1" office:value-type="string">
            <text:p>HanebuthEtal2000</text:p>
          </table:table-cell>
          <table:table-cell table:style-name="ACE-1"/>
          <table:table-cell table:style-name="ACE-1" office:value-type="string">
            <text:p>mangrove</text:p>
          </table:table-cell>
          <table:table-cell table:style-name="ACE-1" table:formula="of:=-83-4.0999999999999996" office:value-type="float" office:value="-87.099999999999994">
            <text:p>−87.1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28</text:p>
          </table:table-cell>
          <table:table-cell table:style-name="ACE-0" office:value-type="float" office:value="4.5659999999999998">
            <text:p>4.57</text:p>
          </table:table-cell>
          <table:table-cell table:style-name="ACE-0" office:value-type="float" office:value="108.70999999999999">
            <text:p>108.71</text:p>
          </table:table-cell>
          <table:table-cell table:style-name="ACE-1" office:value-type="float" office:value="21490">
            <text:p>21490</text:p>
          </table:table-cell>
          <table:table-cell table:style-name="ACE-1" office:value-type="float" office:value="330">
            <text:p>330</text:p>
          </table:table-cell>
          <table:table-cell table:style-name="ACE-1" office:value-type="string">
            <text:p>Bulk sediment insolubl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28]" office:value-type="float" office:value="-96.909999999999997">
            <text:p>−96.91</text:p>
          </table:table-cell>
          <table:table-cell table:style-name="ACE-1" table:formula="of:=[.T28]" office:value-type="float" office:value="2">
            <text:p>2</text:p>
          </table:table-cell>
          <table:table-cell table:style-name="ACE-1" table:formula="of:=[.T28]" office:value-type="float" office:value="2">
            <text:p>2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used the 2 m range as with Hanebuth et al (2000)</text:p>
          </table:table-cell>
          <table:table-cell table:style-name="ACE-1" office:value-type="string">
            <text:p>mangrove</text:p>
          </table:table-cell>
          <table:table-cell table:style-name="ACE-1" table:formula="of:=-91-5.9100000000000001" office:value-type="float" office:value="-96.909999999999997">
            <text:p>−96.91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31_1</text:p>
          </table:table-cell>
          <table:table-cell table:style-name="ACE-0" office:value-type="float" office:value="4.3129999999999997">
            <text:p>4.31</text:p>
          </table:table-cell>
          <table:table-cell table:style-name="ACE-0" office:value-type="float" office:value="108.715">
            <text:p>108.72</text:p>
          </table:table-cell>
          <table:table-cell table:style-name="ACE-1" office:value-type="float" office:value="20160">
            <text:p>20160</text:p>
          </table:table-cell>
          <table:table-cell table:style-name="ACE-1" office:value-type="float" office:value="330">
            <text:p>330</text:p>
          </table:table-cell>
          <table:table-cell table:style-name="ACE-1" office:value-type="string">
            <text:p>Bulk sediment insolubl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table:formula="of:=[.S29]" office:value-type="float" office:value="-88.900000000000006">
            <text:p>−88.9</text:p>
          </table:table-cell>
          <table:table-cell table:style-name="ACE-1" table:formula="of:=[.T29]" office:value-type="float" office:value="1">
            <text:p>1</text:p>
          </table:table-cell>
          <table:table-cell table:style-name="ACE-1" table:formula="of:=[.T29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marshy soil</text:p>
          </table:table-cell>
          <table:table-cell table:style-name="ACE-1" table:formula="of:=-83-5.9000000000000004" office:value-type="float" office:value="-88.900000000000006">
            <text:p>−88.9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31_2</text:p>
          </table:table-cell>
          <table:table-cell table:style-name="ACE-0" office:value-type="float" office:value="4.3129999999999997">
            <text:p>4.31</text:p>
          </table:table-cell>
          <table:table-cell table:style-name="ACE-0" office:value-type="float" office:value="108.715">
            <text:p>108.72</text:p>
          </table:table-cell>
          <table:table-cell table:style-name="ACE-1" office:value-type="float" office:value="19400">
            <text:p>19400</text:p>
          </table:table-cell>
          <table:table-cell table:style-name="ACE-1" office:value-type="float" office:value="230">
            <text:p>230</text:p>
          </table:table-cell>
          <table:table-cell table:style-name="ACE-1" office:value-type="string">
            <text:p>Bulk sediment humic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table:formula="of:=[.S30]" office:value-type="float" office:value="-88.900000000000006">
            <text:p>−88.9</text:p>
          </table:table-cell>
          <table:table-cell table:style-name="ACE-1" table:formula="of:=[.T30]" office:value-type="float" office:value="1">
            <text:p>1</text:p>
          </table:table-cell>
          <table:table-cell table:style-name="ACE-1" table:formula="of:=[.T30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marshy soil</text:p>
          </table:table-cell>
          <table:table-cell table:style-name="ACE-1" table:formula="of:=-83-5.9000000000000004" office:value-type="float" office:value="-88.900000000000006">
            <text:p>−88.9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44_1</text:p>
          </table:table-cell>
          <table:table-cell table:style-name="ACE-0" office:value-type="float" office:value="2.7919999999999998">
            <text:p>2.79</text:p>
          </table:table-cell>
          <table:table-cell table:style-name="ACE-0" office:value-type="float" office:value="107.93899999999999">
            <text:p>107.94</text:p>
          </table:table-cell>
          <table:table-cell table:style-name="ACE-1" office:value-type="float" office:value="23460">
            <text:p>23460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Bulk sediment insolubl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table:formula="of:=[.S31]" office:value-type="float" office:value="-95.810000000000002">
            <text:p>−95.81</text:p>
          </table:table-cell>
          <table:table-cell table:style-name="ACE-1" table:formula="of:=[.T31]" office:value-type="float" office:value="1">
            <text:p>1</text:p>
          </table:table-cell>
          <table:table-cell table:style-name="ACE-1" table:formula="of:=[.T31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marshy soil</text:p>
          </table:table-cell>
          <table:table-cell table:style-name="ACE-1" table:formula="of:=-92-3.8100000000000001" office:value-type="float" office:value="-95.810000000000002">
            <text:p>−95.81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44_2</text:p>
          </table:table-cell>
          <table:table-cell table:style-name="ACE-0" office:value-type="float" office:value="2.7919999999999998">
            <text:p>2.79</text:p>
          </table:table-cell>
          <table:table-cell table:style-name="ACE-0" office:value-type="float" office:value="107.93899999999999">
            <text:p>107.94</text:p>
          </table:table-cell>
          <table:table-cell table:style-name="ACE-1" office:value-type="float" office:value="23270">
            <text:p>23270</text:p>
          </table:table-cell>
          <table:table-cell table:style-name="ACE-1" office:value-type="float" office:value="330">
            <text:p>330</text:p>
          </table:table-cell>
          <table:table-cell table:style-name="ACE-1" office:value-type="string">
            <text:p>Bulk sediment humic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table:formula="of:=[.S32]" office:value-type="float" office:value="-95.810000000000002">
            <text:p>−95.81</text:p>
          </table:table-cell>
          <table:table-cell table:style-name="ACE-1" table:formula="of:=[.T32]" office:value-type="float" office:value="1">
            <text:p>1</text:p>
          </table:table-cell>
          <table:table-cell table:style-name="ACE-1" table:formula="of:=[.T32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marshy soil</text:p>
          </table:table-cell>
          <table:table-cell table:style-name="ACE-1" table:formula="of:=-92-3.8100000000000001" office:value-type="float" office:value="-95.810000000000002">
            <text:p>−95.81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45_1</text:p>
          </table:table-cell>
          <table:table-cell table:style-name="ACE-0" office:value-type="float" office:value="2.7919999999999998">
            <text:p>2.79</text:p>
          </table:table-cell>
          <table:table-cell table:style-name="ACE-0" office:value-type="float" office:value="107.93899999999999">
            <text:p>107.94</text:p>
          </table:table-cell>
          <table:table-cell table:style-name="ACE-1" office:value-type="float" office:value="22810">
            <text:p>2281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Bulk sediment insolubl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table:formula="of:=[.S33]" office:value-type="float" office:value="-97.349999999999994">
            <text:p>−97.35</text:p>
          </table:table-cell>
          <table:table-cell table:style-name="ACE-1" table:formula="of:=[.T33]" office:value-type="float" office:value="1">
            <text:p>1</text:p>
          </table:table-cell>
          <table:table-cell table:style-name="ACE-1" table:formula="of:=[.T33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delta front</text:p>
          </table:table-cell>
          <table:table-cell table:style-name="ACE-1" table:formula="of:=-92-5.3499999999999996" office:value-type="float" office:value="-97.349999999999994">
            <text:p>−97.35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3545_2</text:p>
          </table:table-cell>
          <table:table-cell table:style-name="ACE-0" office:value-type="float" office:value="2.7919999999999998">
            <text:p>2.79</text:p>
          </table:table-cell>
          <table:table-cell table:style-name="ACE-0" office:value-type="float" office:value="107.93899999999999">
            <text:p>107.94</text:p>
          </table:table-cell>
          <table:table-cell table:style-name="ACE-1" office:value-type="float" office:value="21980">
            <text:p>21980</text:p>
          </table:table-cell>
          <table:table-cell table:style-name="ACE-1" office:value-type="float" office:value="190">
            <text:p>190</text:p>
          </table:table-cell>
          <table:table-cell table:style-name="ACE-1" office:value-type="string">
            <text:p>Bulk sediment humic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table:formula="of:=[.S34]" office:value-type="float" office:value="-97.349999999999994">
            <text:p>−97.35</text:p>
          </table:table-cell>
          <table:table-cell table:style-name="ACE-1" table:formula="of:=[.T34]" office:value-type="float" office:value="1">
            <text:p>1</text:p>
          </table:table-cell>
          <table:table-cell table:style-name="ACE-1" table:formula="of:=[.T34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delta front</text:p>
          </table:table-cell>
          <table:table-cell table:style-name="ACE-1" table:formula="of:=-92-5.3499999999999996" office:value-type="float" office:value="-97.349999999999994">
            <text:p>−97.35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75_1</text:p>
          </table:table-cell>
          <table:table-cell table:style-name="ACE-1" office:value-type="float" office:value="4.7699999999999996">
            <text:p>4.77</text:p>
          </table:table-cell>
          <table:table-cell table:style-name="ACE-1" office:value-type="float" office:value="109.523">
            <text:p>109.523</text:p>
          </table:table-cell>
          <table:table-cell table:style-name="ACE-1" office:value-type="float" office:value="17200">
            <text:p>1720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Bulk sediment insolubl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table:formula="of:=[.S35]" office:value-type="float" office:value="-115.26000000000001">
            <text:p>−115.26</text:p>
          </table:table-cell>
          <table:table-cell table:style-name="ACE-1" table:formula="of:=[.T35]" office:value-type="float" office:value="1">
            <text:p>1</text:p>
          </table:table-cell>
          <table:table-cell table:style-name="ACE-1" table:formula="of:=[.T35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delta front</text:p>
          </table:table-cell>
          <table:table-cell table:style-name="ACE-1" table:formula="of:=-113-2.2599999999999998" office:value-type="float" office:value="-115.26000000000001">
            <text:p>−115.26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75_2</text:p>
          </table:table-cell>
          <table:table-cell table:style-name="ACE-1" office:value-type="float" office:value="4.7699999999999996">
            <text:p>4.77</text:p>
          </table:table-cell>
          <table:table-cell table:style-name="ACE-1" office:value-type="float" office:value="109.523">
            <text:p>109.523</text:p>
          </table:table-cell>
          <table:table-cell table:style-name="ACE-1" office:value-type="float" office:value="15670">
            <text:p>1567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Bulk sediment humic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table:formula="of:=[.S36]" office:value-type="float" office:value="-115.26000000000001">
            <text:p>−115.26</text:p>
          </table:table-cell>
          <table:table-cell table:style-name="ACE-1" table:formula="of:=[.T36]" office:value-type="float" office:value="1">
            <text:p>1</text:p>
          </table:table-cell>
          <table:table-cell table:style-name="ACE-1" table:formula="of:=[.T36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delta front</text:p>
          </table:table-cell>
          <table:table-cell table:style-name="ACE-1" table:formula="of:=-113-2.2599999999999998" office:value-type="float" office:value="-115.26000000000001">
            <text:p>−115.26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76_1</text:p>
          </table:table-cell>
          <table:table-cell table:style-name="ACE-1" office:value-type="float" office:value="4.7699999999999996">
            <text:p>4.77</text:p>
          </table:table-cell>
          <table:table-cell table:style-name="ACE-1" office:value-type="float" office:value="109.523">
            <text:p>109.523</text:p>
          </table:table-cell>
          <table:table-cell table:style-name="ACE-1" office:value-type="float" office:value="17060">
            <text:p>1706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Bulk sediment insolubl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table:formula="of:=[.S37]" office:value-type="float" office:value="-121.05">
            <text:p>−121.05</text:p>
          </table:table-cell>
          <table:table-cell table:style-name="ACE-1" table:formula="of:=[.T37]" office:value-type="float" office:value="1">
            <text:p>1</text:p>
          </table:table-cell>
          <table:table-cell table:style-name="ACE-1" table:formula="of:=[.T37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delta front</text:p>
          </table:table-cell>
          <table:table-cell table:style-name="ACE-1" table:formula="of:=-113-8.0500000000000007" office:value-type="float" office:value="-121.05">
            <text:p>−121.05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76_2</text:p>
          </table:table-cell>
          <table:table-cell table:style-name="ACE-1" office:value-type="float" office:value="4.7699999999999996">
            <text:p>4.77</text:p>
          </table:table-cell>
          <table:table-cell table:style-name="ACE-1" office:value-type="float" office:value="109.523">
            <text:p>109.523</text:p>
          </table:table-cell>
          <table:table-cell table:style-name="ACE-1" office:value-type="float" office:value="15580">
            <text:p>1558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Bulk sediment humic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table:formula="of:=[.S38]" office:value-type="float" office:value="-121.05">
            <text:p>−121.05</text:p>
          </table:table-cell>
          <table:table-cell table:style-name="ACE-1" table:formula="of:=[.T38]" office:value-type="float" office:value="1">
            <text:p>1</text:p>
          </table:table-cell>
          <table:table-cell table:style-name="ACE-1" table:formula="of:=[.T38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delta front</text:p>
          </table:table-cell>
          <table:table-cell table:style-name="ACE-1" table:formula="of:=-113-8.0500000000000007" office:value-type="float" office:value="-121.05">
            <text:p>−121.05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80</text:p>
          </table:table-cell>
          <table:table-cell table:style-name="ACE-1" office:value-type="float" office:value="4.9820000000000002">
            <text:p>4.982</text:p>
          </table:table-cell>
          <table:table-cell table:style-name="ACE-1" office:value-type="float" office:value="109.96599999999999">
            <text:p>109.966</text:p>
          </table:table-cell>
          <table:table-cell table:style-name="ACE-1" office:value-type="float" office:value="16110">
            <text:p>16110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Bulk sediment humic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39]" office:value-type="float" office:value="-116.59999999999999">
            <text:p>−116.6</text:p>
          </table:table-cell>
          <table:table-cell table:style-name="ACE-1" table:formula="of:=[.T39]" office:value-type="float" office:value="2">
            <text:p>2</text:p>
          </table:table-cell>
          <table:table-cell table:style-name="ACE-1" table:formula="of:=[.T39]" office:value-type="float" office:value="2">
            <text:p>2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used the 2 m range as with Hanebuth et al (2000)</text:p>
          </table:table-cell>
          <table:table-cell table:style-name="ACE-1" office:value-type="string">
            <text:p>tidal flat</text:p>
          </table:table-cell>
          <table:table-cell table:style-name="ACE-1" table:formula="of:=-116-0.59999999999999998" office:value-type="float" office:value="-116.59999999999999">
            <text:p>−116.6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80_1</text:p>
          </table:table-cell>
          <table:table-cell table:style-name="ACE-1" office:value-type="float" office:value="4.9820000000000002">
            <text:p>4.982</text:p>
          </table:table-cell>
          <table:table-cell table:style-name="ACE-1" office:value-type="float" office:value="109.96599999999999">
            <text:p>109.966</text:p>
          </table:table-cell>
          <table:table-cell table:style-name="ACE-1" office:value-type="float" office:value="17680">
            <text:p>176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Bulk sediment insolubl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40]" office:value-type="float" office:value="-116.59999999999999">
            <text:p>−116.6</text:p>
          </table:table-cell>
          <table:table-cell table:style-name="ACE-1" table:formula="of:=[.T40]" office:value-type="float" office:value="2">
            <text:p>2</text:p>
          </table:table-cell>
          <table:table-cell table:style-name="ACE-1" table:formula="of:=[.T40]" office:value-type="float" office:value="2">
            <text:p>2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used the 2 m range as with Hanebuth et al (2000)</text:p>
          </table:table-cell>
          <table:table-cell table:style-name="ACE-1" office:value-type="string">
            <text:p>tidal flat</text:p>
          </table:table-cell>
          <table:table-cell table:style-name="ACE-1" table:formula="of:=-116-0.59999999999999998" office:value-type="float" office:value="-116.59999999999999">
            <text:p>−116.6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3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80_2</text:p>
          </table:table-cell>
          <table:table-cell table:style-name="ACE-1" office:value-type="float" office:value="4.9820000000000002">
            <text:p>4.982</text:p>
          </table:table-cell>
          <table:table-cell table:style-name="ACE-1" office:value-type="float" office:value="109.96599999999999">
            <text:p>109.966</text:p>
          </table:table-cell>
          <table:table-cell table:style-name="ACE-1" office:value-type="float" office:value="16220">
            <text:p>1622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Bulk sediment humic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S41]" office:value-type="float" office:value="-116.59999999999999">
            <text:p>−116.6</text:p>
          </table:table-cell>
          <table:table-cell table:style-name="ACE-1" table:formula="of:=[.T41]" office:value-type="float" office:value="2">
            <text:p>2</text:p>
          </table:table-cell>
          <table:table-cell table:style-name="ACE-1" table:formula="of:=[.T41]" office:value-type="float" office:value="2">
            <text:p>2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used the 2 m range as with Hanebuth et al (2000)</text:p>
          </table:table-cell>
          <table:table-cell table:style-name="ACE-1" office:value-type="string">
            <text:p>tidal flat</text:p>
          </table:table-cell>
          <table:table-cell table:style-name="ACE-1" table:formula="of:=-116-0.59999999999999998" office:value-type="float" office:value="-116.59999999999999">
            <text:p>−116.6</text:p>
          </table:table-cell>
          <table:table-cell table:style-name="ACE-1" office:value-type="float" office:value="2">
            <text:p>2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88_2</text:p>
          </table:table-cell>
          <table:table-cell table:style-name="ACE-1" office:value-type="float" office:value="4.1139999999999999">
            <text:p>4.114</text:p>
          </table:table-cell>
          <table:table-cell table:style-name="ACE-1" office:value-type="float" office:value="109.11499999999999">
            <text:p>109.115</text:p>
          </table:table-cell>
          <table:table-cell table:style-name="ACE-1" office:value-type="float" office:value="23310">
            <text:p>23310</text:p>
          </table:table-cell>
          <table:table-cell table:style-name="ACE-1" office:value-type="float" office:value="310">
            <text:p>310</text:p>
          </table:table-cell>
          <table:table-cell table:style-name="ACE-1" office:value-type="string">
            <text:p>Wood macrofossil humic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table:formula="of:=[.S42]" office:value-type="float" office:value="-103.43000000000001">
            <text:p>−103.43</text:p>
          </table:table-cell>
          <table:table-cell table:style-name="ACE-1" table:formula="of:=[.T42]" office:value-type="float" office:value="1">
            <text:p>1</text:p>
          </table:table-cell>
          <table:table-cell table:style-name="ACE-1" table:formula="of:=[.T42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coastal plain</text:p>
          </table:table-cell>
          <table:table-cell table:style-name="ACE-1" table:formula="of:=-100-3.4300000000000002" office:value-type="float" office:value="-103.43000000000001">
            <text:p>−103.43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5988_4</text:p>
          </table:table-cell>
          <table:table-cell table:style-name="ACE-1" office:value-type="float" office:value="4.1139999999999999">
            <text:p>4.114</text:p>
          </table:table-cell>
          <table:table-cell table:style-name="ACE-1" office:value-type="float" office:value="109.11499999999999">
            <text:p>109.115</text:p>
          </table:table-cell>
          <table:table-cell table:style-name="ACE-1" office:value-type="float" office:value="24790">
            <text:p>24790</text:p>
          </table:table-cell>
          <table:table-cell table:style-name="ACE-1" office:value-type="float" office:value="220">
            <text:p>220</text:p>
          </table:table-cell>
          <table:table-cell table:style-name="ACE-1" office:value-type="string">
            <text:p>Bulk sediment humic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table:formula="of:=[.S43]" office:value-type="float" office:value="-103.43000000000001">
            <text:p>−103.43</text:p>
          </table:table-cell>
          <table:table-cell table:style-name="ACE-1" table:formula="of:=[.T43]" office:value-type="float" office:value="1">
            <text:p>1</text:p>
          </table:table-cell>
          <table:table-cell table:style-name="ACE-1" table:formula="of:=[.T43]" office:value-type="float" office:value="1">
            <text:p>1</text:p>
          </table:table-cell>
          <table:table-cell table:style-name="ACE-1" office:value-type="string">
            <text:p>HanebuthEtal2003</text:p>
          </table:table-cell>
          <table:table-cell table:style-name="ACE-1" office:value-type="string">
            <text:p>nominal uncertainty of 1 m used</text:p>
          </table:table-cell>
          <table:table-cell table:style-name="ACE-1" office:value-type="string">
            <text:p>coastal plain</text:p>
          </table:table-cell>
          <table:table-cell table:style-name="ACE-1" table:formula="of:=-100-3.4300000000000002" office:value-type="float" office:value="-103.43000000000001">
            <text:p>−103.43</text:p>
          </table:table-cell>
          <table:table-cell table:style-name="ACE-1" office:value-type="float" office:value="1">
            <text:p>1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269-2</text:p>
          </table:table-cell>
          <table:table-cell table:style-name="ACE-1" office:value-type="float" office:value="4.7699999999999996">
            <text:p>4.77</text:p>
          </table:table-cell>
          <table:table-cell table:style-name="ACE-1" office:value-type="float" office:value="109.44">
            <text:p>109.44</text:p>
          </table:table-cell>
          <table:table-cell table:style-name="ACE-1" office:value-type="float" office:value="15580">
            <text:p>1558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Subtidal facies, bulk sediment, leacha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2">
            <text:p>−12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269-2</text:p>
          </table:table-cell>
          <table:table-cell table:style-name="ACE-1" office:value-type="float" office:value="4.7699999999999996">
            <text:p>4.77</text:p>
          </table:table-cell>
          <table:table-cell table:style-name="ACE-1" office:value-type="float" office:value="109.44">
            <text:p>109.44</text:p>
          </table:table-cell>
          <table:table-cell table:style-name="ACE-1" office:value-type="float" office:value="15670">
            <text:p>1567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Subtidal facies, bulk sediment, leacha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6.2">
            <text:p>−116.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269-2</text:p>
          </table:table-cell>
          <table:table-cell table:style-name="ACE-1" office:value-type="float" office:value="4.7699999999999996">
            <text:p>4.77</text:p>
          </table:table-cell>
          <table:table-cell table:style-name="ACE-1" office:value-type="float" office:value="109.44">
            <text:p>109.44</text:p>
          </table:table-cell>
          <table:table-cell table:style-name="ACE-1" office:value-type="float" office:value="17060">
            <text:p>1706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ubtidal facies, bulk sediment, insolu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2">
            <text:p>−12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269-2</text:p>
          </table:table-cell>
          <table:table-cell table:style-name="ACE-1" office:value-type="float" office:value="4.7699999999999996">
            <text:p>4.77</text:p>
          </table:table-cell>
          <table:table-cell table:style-name="ACE-1" office:value-type="float" office:value="109.44">
            <text:p>109.44</text:p>
          </table:table-cell>
          <table:table-cell table:style-name="ACE-1" office:value-type="float" office:value="17200">
            <text:p>1720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Subtidal facies, bulk sediment, insolu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6.2">
            <text:p>−116.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276-2</text:p>
          </table:table-cell>
          <table:table-cell table:style-name="ACE-1" office:value-type="float" office:value="4.75">
            <text:p>4.75</text:p>
          </table:table-cell>
          <table:table-cell table:style-name="ACE-1" office:value-type="float" office:value="109.75">
            <text:p>109.75</text:p>
          </table:table-cell>
          <table:table-cell table:style-name="ACE-1" office:value-type="float" office:value="16220">
            <text:p>1622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Tidal flat facies, bulk sediment, leacha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6.59999999999999">
            <text:p>−116.6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276-2</text:p>
          </table:table-cell>
          <table:table-cell table:style-name="ACE-1" office:value-type="float" office:value="4.75">
            <text:p>4.75</text:p>
          </table:table-cell>
          <table:table-cell table:style-name="ACE-1" office:value-type="float" office:value="109.75">
            <text:p>109.75</text:p>
          </table:table-cell>
          <table:table-cell table:style-name="ACE-1" office:value-type="float" office:value="16800">
            <text:p>1680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Tidal flat facies, wood, leacha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2.7">
            <text:p>−122.7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276-2</text:p>
          </table:table-cell>
          <table:table-cell table:style-name="ACE-1" office:value-type="float" office:value="4.75">
            <text:p>4.75</text:p>
          </table:table-cell>
          <table:table-cell table:style-name="ACE-1" office:value-type="float" office:value="109.75">
            <text:p>109.75</text:p>
          </table:table-cell>
          <table:table-cell table:style-name="ACE-1" office:value-type="float" office:value="17310">
            <text:p>1731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Tidal flat facies, wood, insolu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22.7">
            <text:p>−122.7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276-2</text:p>
          </table:table-cell>
          <table:table-cell table:style-name="ACE-1" office:value-type="float" office:value="4.75">
            <text:p>4.75</text:p>
          </table:table-cell>
          <table:table-cell table:style-name="ACE-1" office:value-type="float" office:value="109.75">
            <text:p>109.75</text:p>
          </table:table-cell>
          <table:table-cell table:style-name="ACE-1" office:value-type="float" office:value="17680">
            <text:p>176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Tidal flat facies, bulk sediment, insolu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6.59999999999999">
            <text:p>−116.6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305-2</text:p>
          </table:table-cell>
          <table:table-cell table:style-name="ACE-1" office:value-type="float" office:value="4.29">
            <text:p>4.29</text:p>
          </table:table-cell>
          <table:table-cell table:style-name="ACE-1" office:value-type="float" office:value="109.08">
            <text:p>109.08</text:p>
          </table:table-cell>
          <table:table-cell table:style-name="ACE-1" office:value-type="float" office:value="15250">
            <text:p>1525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Shore facies, bulk sediment, insolu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0.7">
            <text:p>−110.7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305-2</text:p>
          </table:table-cell>
          <table:table-cell table:style-name="ACE-1" office:value-type="float" office:value="4.29">
            <text:p>4.29</text:p>
          </table:table-cell>
          <table:table-cell table:style-name="ACE-1" office:value-type="float" office:value="109.08">
            <text:p>109.08</text:p>
          </table:table-cell>
          <table:table-cell table:style-name="ACE-1" office:value-type="float" office:value="15780">
            <text:p>157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Shore facies, peat pieces, insolu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4.09999999999999">
            <text:p>−114.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2">
          <table:table-cell table:style-name="ACE-1" office:value-type="string">
            <text:p>Sunda_She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K-18305-2</text:p>
          </table:table-cell>
          <table:table-cell table:style-name="ACE-1" office:value-type="float" office:value="4.29">
            <text:p>4.29</text:p>
          </table:table-cell>
          <table:table-cell table:style-name="ACE-1" office:value-type="float" office:value="109.08">
            <text:p>109.08</text:p>
          </table:table-cell>
          <table:table-cell table:style-name="ACE-1" office:value-type="float" office:value="16140">
            <text:p>16140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Shore facies, piece of wood, insolubl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14.09999999999999">
            <text:p>−114.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HanebuthEtal2009</text:p>
          </table:table-cell>
          <table:table-cell table:style-name="ACE-1" office:value-type="string">
            <text:p>range taken from table 2 in Hanebuth et al (2009)</text:p>
          </table:table-cell>
          <table:table-cell table:number-columns-repeated="239" table:style-name="ACE-1"/>
        </table:table-row>
        <table:table-row table:style-name="AROW-0" table:number-rows-repeated="53">
          <table:table-cell table:number-columns-repeated="2" table:style-name="ACE-1"/>
          <table:table-cell table:style-name="ACE-3"/>
          <table:table-cell table:number-columns-repeated="2" table:style-name="ACE-0"/>
          <table:table-cell table:number-columns-repeated="7" table:style-name="ACE-1"/>
          <table:table-cell table:number-columns-repeated="3" table:style-name="ACE-0"/>
          <table:table-cell table:number-columns-repeated="241" table:style-name="ACE-1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1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1" gnm:cursor-row="44">
          <gnm:selection gnm:start-col="11" gnm:start-row="44" gnm:end-col="11" gnm:end-row="4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text-style style:name="ND-1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1-02T09:31:3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